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15cm" fo:margin-left="0cm" fo:margin-right="-0.012cm" table:align="margins"/>
    </style:style>
    <style:style style:name="Tableau1.A" style:family="table-column">
      <style:table-column-properties style:column-width="6.08cm" style:rel-column-width="22116*"/>
    </style:style>
    <style:style style:name="Tableau1.B" style:family="table-column">
      <style:table-column-properties style:column-width="11.934cm" style:rel-column-width="4341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color="#ff3333" fo:font-weight="bold" style:font-weight-asian="bold" style:font-weight-complex="bold"/>
    </style:style>
    <style:style style:name="P3" style:family="paragraph" style:parent-style-name="Table_20_Contents">
      <style:paragraph-properties fo:text-align="justify" style:justify-single-word="false"/>
    </style:style>
    <style:style style:name="P4" style:family="paragraph" style:parent-style-name="Standard">
      <style:paragraph-properties fo:margin-left="0cm" fo:margin-right="0cm" fo:orphans="2" fo:widows="2" fo:text-indent="0cm" style:auto-text-indent="false"/>
      <style:text-properties fo:font-variant="normal" fo:text-transform="none" fo:color="#b9bbbe" style:font-name="Consolas" fo:font-size="10.5pt" fo:letter-spacing="normal" fo:font-style="normal" fo:font-weight="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text:span text:style-name="T1">Noms des auteurs</text:span> (et rôle de chacun) </text:p>
          </table:table-cell>
          <table:table-cell table:style-name="Tableau1.B1" office:value-type="string">
            <text:p text:style-name="P3">Aristide AUPHAN (implémentation de l'activité principale, développeur), Basile BONICEL (développeur, testeur), Léo CHATELET (fournisseur d'asset, développeur), Alan HANAFI (implémentation du menu, développeur)</text:p>
          </table:table-cell>
        </table:table-row>
        <table:table-row>
          <table:table-cell table:style-name="Tableau1.A2" office:value-type="string">
            <text:p text:style-name="P1">Nom du projet</text:p>
          </table:table-cell>
          <table:table-cell table:style-name="Tableau1.B2" office:value-type="string">
            <text:p text:style-name="Table_20_Contents">Put Your Hands Up</text:p>
          </table:table-cell>
        </table:table-row>
        <table:table-row>
          <table:table-cell table:style-name="Tableau1.A2" office:value-type="string">
            <text:p text:style-name="P1">Principe général du projet </text:p>
          </table:table-cell>
          <table:table-cell table:style-name="Tableau1.B2" office:value-type="string">
            <text:p text:style-name="Table_20_Contents">Application de rééducation du membre antérieur</text:p>
          </table:table-cell>
        </table:table-row>
        <table:table-row>
          <table:table-cell table:style-name="Tableau1.A2" office:value-type="string">
            <text:p text:style-name="P1">Version du package Oculus </text:p>
          </table:table-cell>
          <table:table-cell table:style-name="Tableau1.B2" office:value-type="string">
            <text:p text:style-name="Table_20_Contents">2.38.4</text:p>
          </table:table-cell>
        </table:table-row>
        <table:table-row>
          <table:table-cell table:style-name="Tableau1.A2" office:value-type="string">
            <text:p text:style-name="P1">Version de Unity </text:p>
          </table:table-cell>
          <table:table-cell table:style-name="Tableau1.B2" office:value-type="string">
            <text:p text:style-name="Table_20_Contents">2019.4.18f1</text:p>
          </table:table-cell>
        </table:table-row>
        <table:table-row>
          <table:table-cell table:style-name="Tableau1.A2" office:value-type="string">
            <text:p text:style-name="Table_20_Contents"><text:span text:style-name="T1">Adresse du dépôt git</text:span> (opt.) </text:p>
          </table:table-cell>
          <table:table-cell table:style-name="Tableau1.B2" office:value-type="string">
            <text:p text:style-name="Table_20_Contents"/>
          </table:table-cell>
        </table:table-row>
        <table:table-row>
          <table:table-cell table:style-name="Tableau1.A2" office:value-type="string">
            <text:p text:style-name="Table_20_Contents"><text:span text:style-name="T1">Assets extérieurs utilisés</text:span> (modèles, textures, sons, particules, scripts, UI…) (adresses et auteurs) </text:p>
          </table:table-cell>
          <table:table-cell table:style-name="Tableau1.B2" office:value-type="string">
            <text:p text:style-name="Table_20_Contents">Low Polygon Soccer Ball (asset) – Ahmet Gencoglu <text:a xlink:type="simple" xlink:href="https://assetstore.unity.com/packages/3d/low-polygon-soccer-ball-84382" text:style-name="Internet_20_link" text:visited-style-name="Visited_20_Internet_20_Link">https://assetstore.unity.com/packages/3d/low-polygon-soccer-ball-84382</text:a></text:p>
            <text:p text:style-name="Table_20_Contents">Beach Bat (asset) – The Cloud Creator <text:a xlink:type="simple" xlink:href="https://assetstore.unity.com/packages/3d/props/beach-bat-103176" text:style-name="Internet_20_link" text:visited-style-name="Visited_20_Internet_20_Link">https://assetstore.unity.com/packages/3d/props/beach-bat-103176</text:a></text:p>
            <text:p text:style-name="Table_20_Contents">Days Past (music, modifié) – In Closing<text:line-break/><text:a xlink:type="simple" xlink:href="https://www.auboutdufil.com/index.php?id=498" text:style-name="Internet_20_link" text:visited-style-name="Visited_20_Internet_20_Link">https://www.auboutdufil.com/index.php?id=498</text:a><text:line-break/>Balle frappée (sound, modifié) – Joseph Sardin<text:line-break/><text:a xlink:type="simple" xlink:href="https://lasonotheque.org/detail-1044-ballon-frappe.html" text:style-name="Internet_20_link" text:visited-style-name="Visited_20_Internet_20_Link">https://lasonotheque.org/detail-1044-ballon-frappe.html</text:a></text:p>
            <text:p text:style-name="Table_20_Contents">GUI sound effects - Lokif<text:line-break/><text:a xlink:type="simple" xlink:href="https://opengameart.org/content/gui-sound-effects" text:style-name="Internet_20_link" text:visited-style-name="Visited_20_Internet_20_Link">https://opengameart.org/content/gui-sound-effects</text:a></text:p>
            <text:p text:style-name="Table_20_Contents">Swoosh wind passing (sound, modifié)<text:line-break/><text:a xlink:type="simple" xlink:href="https://mixkit.co/free-sound-effects/wind/" text:style-name="Internet_20_link" text:visited-style-name="Visited_20_Internet_20_Link">https://mixkit.co/free-sound-effects/wind/</text:a></text:p>
            <text:p text:style-name="Table_20_Contents">Image de gradins</text:p>
            <text:p text:style-name="Table_20_Contents"><text:a xlink:type="simple" xlink:href="https://www.husson.eu/fr/tribunes-et-equipements-sceniques/tribunes-telescopiques-sport" text:style-name="Internet_20_link" text:visited-style-name="Visited_20_Internet_20_Link">https://www.husson.eu/fr/tribunes-et-equipements-sceniques/tribunes-telescopiques-sport</text:a></text:p>
            <text:p text:style-name="Table_20_Contents">Image de cages<text:line-break/><text:a xlink:type="simple" xlink:href="https://fr.clipart.me/istock/cartoon-soccer-goal-518611" text:style-name="Internet_20_link" text:visited-style-name="Visited_20_Internet_20_Link">https://fr.clipart.me/istock/cartoon-soccer-goal-518611</text:a></text:p>
          </table:table-cell>
        </table:table-row>
        <table:table-row>
          <table:table-cell table:style-name="Tableau1.A2" office:value-type="string">
            <text:p text:style-name="P1">Assets spécifiques réalisés </text:p>
          </table:table-cell>
          <table:table-cell table:style-name="Tableau1.B2" office:value-type="string">
            <text:p text:style-name="Table_20_Contents">Aucune</text:p>
          </table:table-cell>
        </table:table-row>
        <table:table-row>
          <table:table-cell table:style-name="Tableau1.A2" office:value-type="string">
            <text:p text:style-name="Table_20_Contents"><text:span text:style-name="T1">Readme.txt</text:span> (quelles techniques d’interaction, que doit-on faire ?) </text:p>
          </table:table-cell>
          <table:table-cell table:style-name="Tableau1.B2" office:value-type="string">
            <text:p text:style-name="P3">Après avoir lancé l'application, il faut paramétrer le jeu sur le menu contextuelle qui apparaît puis lancer le jeu de son choix. Une fois le jeu lancé, la détection des mouvements sert à faire toutes les interactions jusqu'à la fin de l'activité</text:p>
          </table:table-cell>
        </table:table-row>
        <table:table-row>
          <table:table-cell table:style-name="Tableau1.A2" office:value-type="string">
            <text:p text:style-name="Table_20_Contents"><text:span text:style-name="T1">Eléments d’UX notables</text:span> (feedbacks, assistance, réglages…) </text:p>
          </table:table-cell>
          <table:table-cell table:style-name="Tableau1.B2" office:value-type="string">
            <text:p text:style-name="Table_20_Contents">Feedback audio, haptique, visuel puis retour d'activités en fin de session (score)<text:line-break/>Paramétrages de la difficulté</text:p>
          </table:table-cell>
        </table:table-row>
        <table:table-row>
          <table:table-cell table:style-name="Tableau1.A2" office:value-type="string">
            <text:p text:style-name="Table_20_Contents"><text:span text:style-name="T1">Temps de développement estimé</text:span> </text:p>
          </table:table-cell>
          <table:table-cell table:style-name="Tableau1.B2" office:value-type="string">
            <text:p text:style-name="Table_20_Contents">70 heures (cours inclus, développement et tests)</text:p>
          </table:table-cell>
        </table:table-row>
        <table:table-row>
          <table:table-cell table:style-name="Tableau1.A2" office:value-type="string">
            <text:p text:style-name="P1">Difficultés et solutions de programmation notables </text:p>
          </table:table-cell>
          <table:table-cell table:style-name="Tableau1.B2" office:value-type="string">
            <text:p text:style-name="Table_20_Contents"><text:span text:style-name="T2">Collision :</text:span> utilisation de Rigidbody pour résoudre le problème</text:p>
            <text:p text:style-name="P3"><text:span text:style-name="T2">Récupération de la vitesse :</text:span> utilisation de la fonctionnalité velocity.magnitude d'un rigidbody pour résoudre le problème</text:p>
            <text:p text:style-name="P3"><text:span text:style-name="T2">Sauvegarde :</text:span> utilisation d'un path géré par unity pour stocker le fichier de sauvegarde pour résoudre le problème</text:p>
            <text:p text:style-name="P3"><text:span text:style-name="T2">Différence entre la raquette droite et la gauche :</text:span> problème non résolu, la raquette droite effectue des téléportations verticales dans le jeu 2 alors que la raquette gauche ne le fait pas</text:p>
          </table:table-cell>
        </table:table-row>
        <table:table-row>
          <table:table-cell table:style-name="Tableau1.A2" office:value-type="string">
            <text:p text:style-name="P2">Lien de téléchargement de l’archive complète </text:p>
          </table:table-cell>
          <table:table-cell table:style-name="Tableau1.B2" office:value-type="string">
            <text:p text:style-name="Table_20_Contents"/>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éo Châtelet</meta:initial-creator>
    <meta:creation-date>2021-03-21T16:54:11.91</meta:creation-date>
    <dc:date>2021-03-21T23:24:09.03</dc:date>
    <dc:creator>Aristide AUPHAN</dc:creator>
    <meta:editing-duration>PT19M17S</meta:editing-duration>
    <meta:editing-cycles>4</meta:editing-cycles>
    <meta:generator>OpenOffice/4.1.5$Win32 OpenOffice.org_project/415m1$Build-9789</meta:generator>
    <meta:document-statistic meta:table-count="1" meta:image-count="0" meta:object-count="0" meta:page-count="1" meta:paragraph-count="34" meta:word-count="299" meta:character-count="2446"/>
  </office:meta>
</office:document-meta>
</file>